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Enum.summarizeItems( PurchaseOrderDocument poDo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chemaEnum.parseXml( String xmlFil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hemaEnum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hemaEnum.sortByThreshold( PriceSummaryDocument summaryDo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chemaEnum.validateXml( XmlObject xm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